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e55f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c1e37" officeooo:paragraph-rsid="005c1e3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c1e37"/>
    </style:style>
    <style:style style:name="P4" style:family="paragraph" style:parent-style-name="Standard">
      <style:paragraph-properties fo:text-align="justify" style:justify-single-word="false"/>
      <style:text-properties officeooo:rsid="005c1e37" officeooo:paragraph-rsid="005c1e37"/>
    </style:style>
    <style:style style:name="P5" style:family="paragraph" style:parent-style-name="Standard">
      <style:paragraph-properties fo:text-align="justify" style:justify-single-word="false"/>
      <style:text-properties officeooo:rsid="005d6c98" officeooo:paragraph-rsid="005d6c98"/>
    </style:style>
    <style:style style:name="P6" style:family="paragraph" style:parent-style-name="Standard">
      <style:paragraph-properties fo:text-align="justify" style:justify-single-word="false"/>
      <style:text-properties officeooo:rsid="005d6c98" officeooo:paragraph-rsid="005e55f3"/>
    </style:style>
    <style:style style:name="P7" style:family="paragraph" style:parent-style-name="Standard">
      <style:paragraph-properties fo:text-align="justify" style:justify-single-word="false"/>
      <style:text-properties officeooo:rsid="005d6c98" officeooo:paragraph-rsid="005edd86"/>
    </style:style>
    <style:style style:name="T1" style:family="text">
      <style:text-properties officeooo:rsid="0057ba5c"/>
    </style:style>
    <style:style style:name="T2" style:family="text">
      <style:text-properties officeooo:rsid="005c1e37"/>
    </style:style>
    <style:style style:name="T3" style:family="text">
      <style:text-properties officeooo:rsid="005d6c98"/>
    </style:style>
    <style:style style:name="T4" style:family="text">
      <style:text-properties officeooo:rsid="005e55f3"/>
    </style:style>
    <style:style style:name="T5" style:family="text">
      <style:text-properties officeooo:rsid="005edd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atted HDD disk recovery</text:p>
      <text:p text:style-name="P3"><text:tab/><text:span text:style-name="T1">HDD </text:span><text:span text:style-name="T2">could be intentionally, unintentionally or hardware-based broken. This includes accidental “quick” format of disk. Most of data could be patiently recovered, only if disk will not be used until full data recovery </text:span><text:span text:style-name="T4">[1-3]</text:span><text:span text:style-name="T2">.</text:span></text:p>
      <text:p text:style-name="P3"><text:span text:style-name="T2">1) shutdown Personal Computer and do not turn it on,</text:span></text:p>
      <text:p text:style-name="P3"><text:span text:style-name="T2">2) </text:span><text:span text:style-name="T5">externally </text:span><text:span text:style-name="T2">create linux liveCD, unplug all hard drives,</text:span></text:p>
      <text:p text:style-name="P3"><text:span text:style-name="T2">3) get another harddrive for image creation (approximately double the size), multiple harddrives could be used for data recovery. For broken disk image creation </text:span><text:span text:style-name="T5">the </text:span><text:span text:style-name="T2">another harddrive must have at least the same size.</text:span></text:p>
      <text:p text:style-name="P4">4) plug in broken harddrive, and image+recovery harddrive, boot PC from liveCD,</text:p>
      <text:p text:style-name="P4">5) <text:span text:style-name="T3">in this point carefull actions are a must. It is easy for pernament data loss!</text:span></text:p>
      <text:p text:style-name="P5">6) create broken disk image with dd. Double check that source is the broken disk and destination is a image+recovery disk.</text:p>
      <text:p text:style-name="P5">7) shutdown PC, unplug broken disk, reboot to liveCD with image+recovery harddrive,</text:p>
      <text:p text:style-name="P5">8) analyse image and recover files with testdisk:</text:p>
      <text:p text:style-name="P5"><text:tab/>#sudo apt install testdisk</text:p>
      <text:p text:style-name="P7"><text:tab/>#sudo testdisk broken_disk_image.dd</text:p>
      <text:p text:style-name="P5"><text:tab/><text:tab/>Log File-&gt;Partition-&gt;Analyse-&gt;Deeper Search</text:p>
      <text:p text:style-name="P5"><text:tab/><text:tab/>Advanced-&gt;Partition-&gt;Copy Files to recovery harddisk</text:p>
      <text:p text:style-name="P5">9) if parition analysis fails it is still possible to recover raw, binary data directly from image (there will be no filenames)<text:span text:style-name="T4">[4]</text:span>:<text:line-break/><text:tab/>#sudo apt install photorec</text:p>
      <text:p text:style-name="P5"><text:tab/>#sudo photorec broken_disk_image.dd</text:p>
      <text:p text:style-name="P5"><text:tab/><text:span text:style-name="T4">sort recovered files:</text:span></text:p>
      <text:p text:style-name="P6"><text:tab/><text:span text:style-name="T4">#mkdir -p $HOME/Documents/ RecoveredFiles</text:span></text:p>
      <text:p text:style-name="P1"><text:span text:style-name="T3"><text:tab/>#find . -type f \( -iname “*.pdf” -</text:span><text:span text:style-name="T4">o -iname “*.doc” \) -exec cp ‘{}’ $HOME/Documents/RecoveredFiles/ \;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[1]</text:span><text:a xlink:type="simple" xlink:href="https://askubuntu.com/questions/865834/formatted-drive-recovery" text:style-name="Internet_20_link" text:visited-style-name="Visited_20_Internet_20_Link"><text:span text:style-name="T4">https://askubuntu.com/questions/865834/formatted-drive-recovery</text:span></text:a></text:p>
      <text:p text:style-name="P1"><text:span text:style-name="T4">[2]</text:span><text:a xlink:type="simple" xlink:href="https://www.tecmint.com/install-testdisk-data-recovery-tool-in-linux/" text:style-name="Internet_20_link" text:visited-style-name="Visited_20_Internet_20_Link"><text:span text:style-name="T4">https://www.tecmint.com/install-testdisk-data-recovery-tool-in-linux/</text:span></text:a></text:p>
      <text:p text:style-name="P1"><text:span text:style-name="T4">[3]</text:span><text:a xlink:type="simple" xlink:href="https://www.tecmint.com/recover-deleted-files-using-testdisk-in-linux/" text:style-name="Internet_20_link" text:visited-style-name="Visited_20_Internet_20_Link"><text:span text:style-name="T4">https://www.tecmint.com/recover-deleted-files-using-testdisk-in-linux/</text:span></text:a><text:span text:style-name="T4"><text:line-break/>[4]</text:span><text:a xlink:type="simple" xlink:href="https://www.youtube.com/watch?v=d1_rMHuUBOc" text:style-name="Internet_20_link" text:visited-style-name="Visited_20_Internet_20_Link"><text:span text:style-name="T4">https://www.youtube.com/watch?v=d1_rMHuUBOc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28T17:25:50.263778362</meta:creation-date>
    <dc:date>2021-11-04T10:12:02.534790046</dc:date>
    <meta:editing-duration>PT11H55M32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31" meta:character-count="1775" meta:non-whitespace-character-count="1553"/>
  </office:meta>
</office:document-meta>
</file>